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HF/M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 office:value-type="string" calcext:value-type="string">
            <text:p>Singlet</text:p>
          </table:table-cell>
          <table:table-cell office:value-type="string" calcext:value-type="string">
            <text:p>RHF</text:p>
          </table:table-cell>
          <table:table-cell office:value-type="float" office:value="-38.9877830466" calcext:value-type="float">
            <text:p>-38.9877830466</text:p>
          </table:table-cell>
          <table:table-cell/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ROHF</text:p>
          </table:table-cell>
          <table:table-cell office:value-type="float" office:value="-39.0173538267" calcext:value-type="float">
            <text:p>-39.0173538267</text:p>
          </table:table-cell>
          <table:table-cell/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UHF</text:p>
          </table:table-cell>
          <table:table-cell office:value-type="float" office:value="-39.0195273196" calcext:value-type="float">
            <text:p>-39.01952731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-31g++(d,p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HF/MP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Singlet</text:p>
          </table:table-cell>
          <table:table-cell office:value-type="string" calcext:value-type="string">
            <text:p>RHF</text:p>
          </table:table-cell>
          <table:table-cell office:value-type="float" office:value="1.1045476" calcext:value-type="float">
            <text:p>1.1045476</text:p>
          </table:table-cell>
          <table:table-cell office:value-type="float" office:value="-39.0344115099" calcext:value-type="float">
            <text:p>-39.0344115099</text:p>
          </table:table-cell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ROHF</text:p>
          </table:table-cell>
          <table:table-cell office:value-type="float" office:value="1.0733165" calcext:value-type="float">
            <text:p>1.0733165</text:p>
          </table:table-cell>
          <table:table-cell office:value-type="float" office:value="-39.0553779459" calcext:value-type="float">
            <text:p>-39.0553779459</text:p>
          </table:table-cell>
        </table:table-row>
        <table:table-row table:style-name="ro1">
          <table:table-cell office:value-type="string" calcext:value-type="string">
            <text:p>Triplet</text:p>
          </table:table-cell>
          <table:table-cell office:value-type="string" calcext:value-type="string">
            <text:p>UHF</text:p>
          </table:table-cell>
          <table:table-cell office:value-type="float" office:value="1.0741505" calcext:value-type="float">
            <text:p>1.0741505</text:p>
          </table:table-cell>
          <table:table-cell office:value-type="float" office:value="-39.0575821605" calcext:value-type="float">
            <text:p>-39.05758216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g_cc_pVTZ(d,p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7:26:32.177383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gpc </meta:initial-creator>
    <meta:creation-date>2016-03-07T21:56:50.233019344</meta:creation-date>
    <meta:generator>LibreOffice/5.0.3.2$Linux_X86_64 LibreOffice_project/00m0$Build-2</meta:generator>
    <dc:date>2016-03-10T17:39:54.819852718</dc:date>
    <dc:creator>marcosgpc </dc:creator>
    <meta:editing-duration>PT42M25S</meta:editing-duration>
    <meta:editing-cycles>4</meta:editing-cycles>
    <meta:document-statistic meta:table-count="1" meta:cell-count="34" meta:object-count="0"/>
  </office:meta>
</office:document-meta>
</file>